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f237" officeooo:paragraph-rsid="001ef237"/>
    </style:style>
    <style:style style:name="P2" style:family="paragraph" style:parent-style-name="Standard">
      <style:text-properties officeooo:rsid="001ef237" officeooo:paragraph-rsid="0021e477"/>
    </style:style>
    <style:style style:name="P3" style:family="paragraph" style:parent-style-name="Standard">
      <style:text-properties officeooo:rsid="00201bc2" officeooo:paragraph-rsid="0021e477"/>
    </style:style>
    <style:style style:name="T1" style:family="text">
      <style:text-properties officeooo:rsid="00201bc2"/>
    </style:style>
    <style:style style:name="T2" style:family="text">
      <style:text-properties officeooo:rsid="0021e477"/>
    </style:style>
    <style:style style:name="T3" style:family="text">
      <style:text-properties officeooo:rsid="00228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a topology of 5nodes (n0, n1, n2, n3, n4) where n0 and n1 are connected through point-to-point link and the rest are connected in LAN with n1, <text:span text:style-name="T3">as shown in figure below:</text:span></text:p>
      <text:p text:style-name="P1">// <text:s text:c="6"/>10.1.1.0</text:p>
      <text:p text:style-name="P1">// <text:s text:c="2"/>n0 -------------- n1 <text:s text:c="2"/>n2 <text:s text:c="2"/>n3 <text:s text:c="2"/>n4</text:p>
      <text:p text:style-name="P1">// <text:s text:c="3"/>point-to-point <text:s/>| <text:s text:c="3"/>| <text:s text:c="3"/>| <text:s text:c="3"/>|</text:p>
      <text:p text:style-name="P1">// <text:s text:c="19"/>================</text:p>
      <text:p text:style-name="P1">// <text:s text:c="21"/>LAN 10.1.2.0 </text:p>
      <text:p text:style-name="P1"/>
      <text:p text:style-name="P1"/>
      <text:p text:style-name="P1">Node n0 is the sink for all the other nodes. <text:span text:style-name="T1">Generate appropriate data from the nodes. <text:s/></text:span>Calculate average throughput and delay in the network. <text:s/>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0:50:51.871053675</meta:creation-date>
    <dc:date>2018-03-09T11:26:49.069347309</dc:date>
    <meta:editing-duration>PT15M36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7" meta:word-count="78" meta:character-count="492" meta:non-whitespace-character-count="350"/>
  </office:meta>
</office:document-meta>
</file>